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6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log_5.log" table:style-name="ta1">
        <table:shapes>
          <draw:frame draw:z-index="0" draw:style-name="gr1" draw:text-style-name="P1" svg:width="159.99mm" svg:height="89.99mm" svg:x="80.27mm" svg:y="1mm">
            <loext:p draw:notify-on-update-of-ranges="'cameralog_5.log'.A1:'cameralog_5.log'.A1 'cameralog_5.log'.A2:'cameralog_5.log'.A1001 'cameralog_5.log'.B1:'cameralog_5.log'.B1 'cameralog_5.log'.B2:'cameralog_5.log'.B1001 'cameralog_5.log'.A1:'cameralog_5.log'.A1 'cameralog_5.log'.A2:'cameralog_5.log'.A1001 'cameralog_5.log'.C1:'cameralog_5.log'.C1 'cameralog_5.log'.C2:'cameralog_5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06809" calcext:value-type="float">
            <text:p>2,8068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3945" calcext:value-type="float">
            <text:p>2,9439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28605" calcext:value-type="float">
            <text:p>3,1286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86872" calcext:value-type="float">
            <text:p>3,4868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07944" calcext:value-type="float">
            <text:p>3,8079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1454" calcext:value-type="float">
            <text:p>4,114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791405" calcext:value-type="float">
            <text:p>3,791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91804" calcext:value-type="float">
            <text:p>4,0918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50072" calcext:value-type="float">
            <text:p>3,7500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37272" calcext:value-type="float">
            <text:p>4,1372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66605" calcext:value-type="float">
            <text:p>4,4666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69071" calcext:value-type="float">
            <text:p>4,7690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769071" calcext:value-type="float">
            <text:p>4,7690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13767" calcext:value-type="float">
            <text:p>5,137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3767" calcext:value-type="float">
            <text:p>5,137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843472" calcext:value-type="float">
            <text:p>4,8434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83139" calcext:value-type="float">
            <text:p>5,1831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845539" calcext:value-type="float">
            <text:p>4,845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139736" calcext:value-type="float">
            <text:p>5,1397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39736" calcext:value-type="float">
            <text:p>5,1397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139736" calcext:value-type="float">
            <text:p>5,1397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855872" calcext:value-type="float">
            <text:p>4,8558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59887" calcext:value-type="float">
            <text:p>4,598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884804" calcext:value-type="float">
            <text:p>4,8848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063273" calcext:value-type="float">
            <text:p>5,0632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413274" calcext:value-type="float">
            <text:p>5,4132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326468" calcext:value-type="float">
            <text:p>5,3264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326468" calcext:value-type="float">
            <text:p>5,3264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72733" calcext:value-type="float">
            <text:p>5,2727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626867" calcext:value-type="float">
            <text:p>5,6268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641333" calcext:value-type="float">
            <text:p>5,641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641333" calcext:value-type="float">
            <text:p>5,641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645467" calcext:value-type="float">
            <text:p>5,6454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6372" calcext:value-type="float">
            <text:p>5,63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6434" calcext:value-type="float">
            <text:p>5,64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6434" calcext:value-type="float">
            <text:p>5,64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6434" calcext:value-type="float">
            <text:p>5,64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6434" calcext:value-type="float">
            <text:p>5,64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297534" calcext:value-type="float">
            <text:p>5,2975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307867" calcext:value-type="float">
            <text:p>5,3078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307867" calcext:value-type="float">
            <text:p>5,3078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307867" calcext:value-type="float">
            <text:p>5,3078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307867" calcext:value-type="float">
            <text:p>5,3078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283068" calcext:value-type="float">
            <text:p>5,2830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283068" calcext:value-type="float">
            <text:p>5,2830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283068" calcext:value-type="float">
            <text:p>5,2830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3058" calcext:value-type="float">
            <text:p>5,30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664067" calcext:value-type="float">
            <text:p>5,6640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976867" calcext:value-type="float">
            <text:p>5,9768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331001" calcext:value-type="float">
            <text:p>6,331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331001" calcext:value-type="float">
            <text:p>6,331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331001" calcext:value-type="float">
            <text:p>6,331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331001" calcext:value-type="float">
            <text:p>6,331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970667" calcext:value-type="float">
            <text:p>5,9706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631001" calcext:value-type="float">
            <text:p>5,631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631001" calcext:value-type="float">
            <text:p>5,631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278934" calcext:value-type="float">
            <text:p>5,2789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278934" calcext:value-type="float">
            <text:p>5,2789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931001" calcext:value-type="float">
            <text:p>4,9310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931001" calcext:value-type="float">
            <text:p>4,9310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931001" calcext:value-type="float">
            <text:p>4,9310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931001" calcext:value-type="float">
            <text:p>4,9310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931001" calcext:value-type="float">
            <text:p>4,9310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922734" calcext:value-type="float">
            <text:p>4,9227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920667" calcext:value-type="float">
            <text:p>4,920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920667" calcext:value-type="float">
            <text:p>4,920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920667" calcext:value-type="float">
            <text:p>4,920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729808" calcext:value-type="float">
            <text:p>4,7298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729808" calcext:value-type="float">
            <text:p>4,7298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729808" calcext:value-type="float">
            <text:p>4,7298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729808" calcext:value-type="float">
            <text:p>4,7298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729808" calcext:value-type="float">
            <text:p>4,7298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439745" calcext:value-type="float">
            <text:p>4,4397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439745" calcext:value-type="float">
            <text:p>4,4397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437677" calcext:value-type="float">
            <text:p>4,4376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441811" calcext:value-type="float">
            <text:p>4,4418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441811" calcext:value-type="float">
            <text:p>4,4418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044276" calcext:value-type="float">
            <text:p>4,0442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044276" calcext:value-type="float">
            <text:p>4,0442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44276" calcext:value-type="float">
            <text:p>4,0442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044276" calcext:value-type="float">
            <text:p>4,0442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044276" calcext:value-type="float">
            <text:p>4,0442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044276" calcext:value-type="float">
            <text:p>4,0442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044276" calcext:value-type="float">
            <text:p>4,0442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044276" calcext:value-type="float">
            <text:p>4,0442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404609" calcext:value-type="float">
            <text:p>4,4046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087678" calcext:value-type="float">
            <text:p>4,0876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050476" calcext:value-type="float">
            <text:p>4,0504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750078" calcext:value-type="float">
            <text:p>3,750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633608" calcext:value-type="float">
            <text:p>3,6336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60054" calcext:value-type="float">
            <text:p>3,600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727328" calcext:value-type="float">
            <text:p>3,727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727328" calcext:value-type="float">
            <text:p>3,727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727328" calcext:value-type="float">
            <text:p>3,727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46206" calcext:value-type="float">
            <text:p>3,462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46206" calcext:value-type="float">
            <text:p>3,462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054194" calcext:value-type="float">
            <text:p>3,054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054194" calcext:value-type="float">
            <text:p>3,054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054194" calcext:value-type="float">
            <text:p>3,054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925335" calcext:value-type="float">
            <text:p>2,9253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777869" calcext:value-type="float">
            <text:p>2,7778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777869" calcext:value-type="float">
            <text:p>2,7778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777869" calcext:value-type="float">
            <text:p>2,7778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777869" calcext:value-type="float">
            <text:p>2,7778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777869" calcext:value-type="float">
            <text:p>2,7778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777869" calcext:value-type="float">
            <text:p>2,7778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777869" calcext:value-type="float">
            <text:p>2,7778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777869" calcext:value-type="float">
            <text:p>2,7778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777869" calcext:value-type="float">
            <text:p>2,7778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896407" calcext:value-type="float">
            <text:p>2,896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732404" calcext:value-type="float">
            <text:p>2,73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620083" calcext:value-type="float">
            <text:p>2,620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620083" calcext:value-type="float">
            <text:p>2,620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575332" calcext:value-type="float">
            <text:p>2,575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575332" calcext:value-type="float">
            <text:p>2,575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575332" calcext:value-type="float">
            <text:p>2,575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575332" calcext:value-type="float">
            <text:p>2,575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575332" calcext:value-type="float">
            <text:p>2,575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575332" calcext:value-type="float">
            <text:p>2,575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575332" calcext:value-type="float">
            <text:p>2,575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575332" calcext:value-type="float">
            <text:p>2,575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575332" calcext:value-type="float">
            <text:p>2,575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575332" calcext:value-type="float">
            <text:p>2,575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4162" calcext:value-type="float">
            <text:p>2,4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4162" calcext:value-type="float">
            <text:p>2,4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4162" calcext:value-type="float">
            <text:p>2,4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4162" calcext:value-type="float">
            <text:p>2,4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4162" calcext:value-type="float">
            <text:p>2,4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376214" calcext:value-type="float">
            <text:p>2,376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376214" calcext:value-type="float">
            <text:p>2,376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376214" calcext:value-type="float">
            <text:p>2,376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314207" calcext:value-type="float">
            <text:p>2,314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189469" calcext:value-type="float">
            <text:p>2,189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189469" calcext:value-type="float">
            <text:p>2,189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189469" calcext:value-type="float">
            <text:p>2,189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189469" calcext:value-type="float">
            <text:p>2,189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177079" calcext:value-type="float">
            <text:p>2,177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177079" calcext:value-type="float">
            <text:p>2,177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259746" calcext:value-type="float">
            <text:p>2,259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259746" calcext:value-type="float">
            <text:p>2,259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259746" calcext:value-type="float">
            <text:p>2,259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259746" calcext:value-type="float">
            <text:p>2,259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259746" calcext:value-type="float">
            <text:p>2,259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259746" calcext:value-type="float">
            <text:p>2,259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259746" calcext:value-type="float">
            <text:p>2,259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259746" calcext:value-type="float">
            <text:p>2,2597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407204" calcext:value-type="float">
            <text:p>2,407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407204" calcext:value-type="float">
            <text:p>2,407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407204" calcext:value-type="float">
            <text:p>2,407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407204" calcext:value-type="float">
            <text:p>2,407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407204" calcext:value-type="float">
            <text:p>2,407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407204" calcext:value-type="float">
            <text:p>2,407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407204" calcext:value-type="float">
            <text:p>2,407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407204" calcext:value-type="float">
            <text:p>2,407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24733" calcext:value-type="float">
            <text:p>2,247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24733" calcext:value-type="float">
            <text:p>2,247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.253529" calcext:value-type="float">
            <text:p>2,253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253529" calcext:value-type="float">
            <text:p>2,253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253529" calcext:value-type="float">
            <text:p>2,253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253529" calcext:value-type="float">
            <text:p>2,253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253529" calcext:value-type="float">
            <text:p>2,253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2894" calcext:value-type="float">
            <text:p>2,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303867" calcext:value-type="float">
            <text:p>2,3038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23908" calcext:value-type="float">
            <text:p>2,23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23908" calcext:value-type="float">
            <text:p>2,23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23908" calcext:value-type="float">
            <text:p>2,23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23908" calcext:value-type="float">
            <text:p>2,23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23908" calcext:value-type="float">
            <text:p>2,23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23908" calcext:value-type="float">
            <text:p>2,23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23908" calcext:value-type="float">
            <text:p>2,23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23908" calcext:value-type="float">
            <text:p>2,23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23908" calcext:value-type="float">
            <text:p>2,23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341065" calcext:value-type="float">
            <text:p>2,341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341065" calcext:value-type="float">
            <text:p>2,341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343131" calcext:value-type="float">
            <text:p>2,343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343131" calcext:value-type="float">
            <text:p>2,343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345199" calcext:value-type="float">
            <text:p>2,345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345199" calcext:value-type="float">
            <text:p>2,345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345199" calcext:value-type="float">
            <text:p>2,345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345199" calcext:value-type="float">
            <text:p>2,345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345199" calcext:value-type="float">
            <text:p>2,345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345199" calcext:value-type="float">
            <text:p>2,345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345199" calcext:value-type="float">
            <text:p>2,345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345199" calcext:value-type="float">
            <text:p>2,345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345199" calcext:value-type="float">
            <text:p>2,345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345199" calcext:value-type="float">
            <text:p>2,345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345199" calcext:value-type="float">
            <text:p>2,345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305934" calcext:value-type="float">
            <text:p>2,305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305934" calcext:value-type="float">
            <text:p>2,305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305934" calcext:value-type="float">
            <text:p>2,305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305934" calcext:value-type="float">
            <text:p>2,305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305934" calcext:value-type="float">
            <text:p>2,305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305934" calcext:value-type="float">
            <text:p>2,305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305934" calcext:value-type="float">
            <text:p>2,305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160541" calcext:value-type="float">
            <text:p>2,1605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160541" calcext:value-type="float">
            <text:p>2,1605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160541" calcext:value-type="float">
            <text:p>2,1605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048203" calcext:value-type="float">
            <text:p>2,0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23701" calcext:value-type="float">
            <text:p>2,23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170149" calcext:value-type="float">
            <text:p>2,170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.126752" calcext:value-type="float">
            <text:p>2,126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037146" calcext:value-type="float">
            <text:p>2,037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037146" calcext:value-type="float">
            <text:p>2,037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037146" calcext:value-type="float">
            <text:p>2,037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037146" calcext:value-type="float">
            <text:p>2,037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037146" calcext:value-type="float">
            <text:p>2,037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052333" calcext:value-type="float">
            <text:p>2,05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934527" calcext:value-type="float">
            <text:p>1,934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42079" calcext:value-type="float">
            <text:p>1,942079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1:56:56.766000000</dc:date>
    <meta:editing-duration>PT1M12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log_5.log'.A1:'cameralog_5.log'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log_5.log'.B2:'cameralog_5.log'.B1001" chart:label-cell-address="'cameralog_5.log'.B1:'cameralog_5.log'.B1" chart:class="chart:scatter">
            <chart:domain table:cell-range-address="'cameralog_5.log'.A2:'cameralog_5.log'.A1001"/>
            <chart:data-point chart:repeated="1000"/>
          </chart:series>
          <chart:series chart:style-name="ch8" chart:values-cell-range-address="'cameralog_5.log'.C2:'cameralog_5.log'.C1001" chart:label-cell-address="'cameralog_5.log'.C1:'cameralog_5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log_5.log'.B1:'cameralog_5.log'.B1</svg:desc>
                </draw:g>
              </table:table-cell>
              <table:table-cell office:value-type="string">
                <text:p>number of cameras</text:p>
                <draw:g>
                  <svg:desc>'cameralog_5.log'.C1:'cameralog_5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log_5.log'.A2:'cameralog_5.log'.A1001</svg:desc>
                </draw:g>
              </table:table-cell>
              <table:table-cell office:value-type="float" office:value="2.806809">
                <text:p>2.806809</text:p>
                <draw:g>
                  <svg:desc>'cameralog_5.log'.B2:'cameralog_5.log'.B1001</svg:desc>
                </draw:g>
              </table:table-cell>
              <table:table-cell office:value-type="float" office:value="6">
                <text:p>6</text:p>
                <draw:g>
                  <svg:desc>'cameralog_5.log'.C2:'cameralog_5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43945">
                <text:p>2.9439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28605">
                <text:p>3.1286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486872">
                <text:p>3.4868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807944">
                <text:p>3.8079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11454">
                <text:p>4.114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791405">
                <text:p>3.791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091804">
                <text:p>4.0918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50072">
                <text:p>3.750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137272">
                <text:p>4.1372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466605">
                <text:p>4.4666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769071">
                <text:p>4.769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769071">
                <text:p>4.769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13767">
                <text:p>5.13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13767">
                <text:p>5.13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843472">
                <text:p>4.8434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83139">
                <text:p>5.183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845539">
                <text:p>4.845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139736">
                <text:p>5.1397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139736">
                <text:p>5.1397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139736">
                <text:p>5.1397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855872">
                <text:p>4.8558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59887">
                <text:p>4.598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884804">
                <text:p>4.8848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063273">
                <text:p>5.0632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413274">
                <text:p>5.413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326468">
                <text:p>5.3264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326468">
                <text:p>5.3264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272733">
                <text:p>5.2727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626867">
                <text:p>5.6268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641333">
                <text:p>5.6413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41333">
                <text:p>5.6413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645467">
                <text:p>5.6454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6372">
                <text:p>5.63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6434">
                <text:p>5.64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6434">
                <text:p>5.64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6434">
                <text:p>5.64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6434">
                <text:p>5.64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297534">
                <text:p>5.2975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307867">
                <text:p>5.3078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.307867">
                <text:p>5.3078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307867">
                <text:p>5.3078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307867">
                <text:p>5.3078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283068">
                <text:p>5.2830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.283068">
                <text:p>5.2830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283068">
                <text:p>5.2830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.3058">
                <text:p>5.30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664067">
                <text:p>5.664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976867">
                <text:p>5.9768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331001">
                <text:p>6.331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.331001">
                <text:p>6.331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.331001">
                <text:p>6.331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.331001">
                <text:p>6.331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970667">
                <text:p>5.970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631001">
                <text:p>5.6310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631001">
                <text:p>5.6310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.278934">
                <text:p>5.278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278934">
                <text:p>5.278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931001">
                <text:p>4.9310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931001">
                <text:p>4.9310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931001">
                <text:p>4.9310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931001">
                <text:p>4.9310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931001">
                <text:p>4.9310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.922734">
                <text:p>4.9227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920667">
                <text:p>4.920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.920667">
                <text:p>4.920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.920667">
                <text:p>4.920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.729808">
                <text:p>4.7298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.729808">
                <text:p>4.7298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729808">
                <text:p>4.7298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729808">
                <text:p>4.7298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729808">
                <text:p>4.7298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439745">
                <text:p>4.4397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439745">
                <text:p>4.4397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437677">
                <text:p>4.4376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441811">
                <text:p>4.4418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441811">
                <text:p>4.4418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044276">
                <text:p>4.0442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044276">
                <text:p>4.0442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044276">
                <text:p>4.0442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044276">
                <text:p>4.0442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.044276">
                <text:p>4.0442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.044276">
                <text:p>4.0442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.044276">
                <text:p>4.0442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.044276">
                <text:p>4.0442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404609">
                <text:p>4.4046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.087678">
                <text:p>4.0876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.050476">
                <text:p>4.0504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.750078">
                <text:p>3.7500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633608">
                <text:p>3.6336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60054">
                <text:p>3.600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727328">
                <text:p>3.727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.727328">
                <text:p>3.727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.727328">
                <text:p>3.727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46206">
                <text:p>3.462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46206">
                <text:p>3.462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054194">
                <text:p>3.0541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054194">
                <text:p>3.0541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054194">
                <text:p>3.0541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925335">
                <text:p>2.9253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777869">
                <text:p>2.777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777869">
                <text:p>2.777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.777869">
                <text:p>2.777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.777869">
                <text:p>2.777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777869">
                <text:p>2.777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.777869">
                <text:p>2.777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.777869">
                <text:p>2.777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.777869">
                <text:p>2.777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.777869">
                <text:p>2.777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896407">
                <text:p>2.8964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.732404">
                <text:p>2.73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620083">
                <text:p>2.6200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620083">
                <text:p>2.6200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575332">
                <text:p>2.575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575332">
                <text:p>2.575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575332">
                <text:p>2.575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575332">
                <text:p>2.575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.575332">
                <text:p>2.575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575332">
                <text:p>2.575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.575332">
                <text:p>2.575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575332">
                <text:p>2.575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575332">
                <text:p>2.575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575332">
                <text:p>2.575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4162">
                <text:p>2.4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4162">
                <text:p>2.4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4162">
                <text:p>2.4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4162">
                <text:p>2.4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4162">
                <text:p>2.4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376214">
                <text:p>2.376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376214">
                <text:p>2.376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376214">
                <text:p>2.376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314207">
                <text:p>2.314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189469">
                <text:p>2.189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189469">
                <text:p>2.189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189469">
                <text:p>2.189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189469">
                <text:p>2.189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177079">
                <text:p>2.177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177079">
                <text:p>2.1770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.259746">
                <text:p>2.259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259746">
                <text:p>2.259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259746">
                <text:p>2.259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259746">
                <text:p>2.259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259746">
                <text:p>2.259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259746">
                <text:p>2.259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259746">
                <text:p>2.259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259746">
                <text:p>2.259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407204">
                <text:p>2.407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407204">
                <text:p>2.407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407204">
                <text:p>2.407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407204">
                <text:p>2.407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.407204">
                <text:p>2.407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407204">
                <text:p>2.407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407204">
                <text:p>2.407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407204">
                <text:p>2.407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.24733">
                <text:p>2.24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24733">
                <text:p>2.24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253529">
                <text:p>2.253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253529">
                <text:p>2.253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253529">
                <text:p>2.253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253529">
                <text:p>2.253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253529">
                <text:p>2.253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2894">
                <text:p>2.2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303867">
                <text:p>2.3038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23908">
                <text:p>2.23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.23908">
                <text:p>2.23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23908">
                <text:p>2.23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23908">
                <text:p>2.23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23908">
                <text:p>2.23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23908">
                <text:p>2.23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23908">
                <text:p>2.23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23908">
                <text:p>2.23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23908">
                <text:p>2.23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.341065">
                <text:p>2.3410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341065">
                <text:p>2.3410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.343131">
                <text:p>2.343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343131">
                <text:p>2.343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345199">
                <text:p>2.345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345199">
                <text:p>2.345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345199">
                <text:p>2.345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345199">
                <text:p>2.345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.345199">
                <text:p>2.345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345199">
                <text:p>2.345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345199">
                <text:p>2.345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345199">
                <text:p>2.345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345199">
                <text:p>2.345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345199">
                <text:p>2.345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.345199">
                <text:p>2.345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.305934">
                <text:p>2.305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305934">
                <text:p>2.305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305934">
                <text:p>2.305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305934">
                <text:p>2.305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305934">
                <text:p>2.305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305934">
                <text:p>2.305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305934">
                <text:p>2.305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160541">
                <text:p>2.1605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160541">
                <text:p>2.1605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160541">
                <text:p>2.1605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048203">
                <text:p>2.048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23701">
                <text:p>2.23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170149">
                <text:p>2.170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126752">
                <text:p>2.126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037146">
                <text:p>2.037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037146">
                <text:p>2.037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037146">
                <text:p>2.037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.037146">
                <text:p>2.037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037146">
                <text:p>2.037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052333">
                <text:p>2.052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934527">
                <text:p>1.93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942079">
                <text:p>1.94207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